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06f5" officeooo:paragraph-rsid="001b06f5"/>
    </style:style>
    <style:style style:name="P2" style:family="paragraph" style:parent-style-name="Standard" style:list-style-name="L1">
      <style:text-properties officeooo:rsid="001b06f5" officeooo:paragraph-rsid="001b06f5"/>
    </style:style>
    <style:style style:name="P3" style:family="paragraph" style:parent-style-name="Standard" style:list-style-name="L1">
      <style:text-properties officeooo:rsid="001c11bf" officeooo:paragraph-rsid="001c11bf"/>
    </style:style>
    <style:style style:name="P4" style:family="paragraph" style:parent-style-name="Standard" style:list-style-name="L1">
      <style:text-properties officeooo:rsid="001d5e82" officeooo:paragraph-rsid="001d5e82"/>
    </style:style>
    <style:style style:name="P5" style:family="paragraph" style:parent-style-name="Standard" style:list-style-name="L1">
      <style:text-properties officeooo:rsid="00202659" officeooo:paragraph-rsid="00202659"/>
    </style:style>
    <style:style style:name="P6" style:family="paragraph" style:parent-style-name="Standard" style:list-style-name="L1">
      <style:text-properties officeooo:rsid="0020c182" officeooo:paragraph-rsid="0020c182"/>
    </style:style>
    <style:style style:name="P7" style:family="paragraph" style:parent-style-name="Standard" style:list-style-name="L1">
      <style:text-properties officeooo:rsid="0021cac2" officeooo:paragraph-rsid="0021cac2"/>
    </style:style>
    <style:style style:name="P8" style:family="paragraph" style:parent-style-name="Standard" style:list-style-name="L1">
      <style:text-properties officeooo:rsid="0021df94" officeooo:paragraph-rsid="0021df94"/>
    </style:style>
    <style:style style:name="P9" style:family="paragraph" style:parent-style-name="Standard" style:list-style-name="L1">
      <style:text-properties officeooo:rsid="00230841" officeooo:paragraph-rsid="00230841"/>
    </style:style>
    <style:style style:name="P10" style:family="paragraph" style:parent-style-name="Standard" style:list-style-name="L1">
      <style:text-properties officeooo:rsid="002492e1" officeooo:paragraph-rsid="002492e1"/>
    </style:style>
    <style:style style:name="P11" style:family="paragraph" style:parent-style-name="Standard" style:list-style-name="L1">
      <style:text-properties officeooo:rsid="0025b513" officeooo:paragraph-rsid="0025b513"/>
    </style:style>
    <style:style style:name="P12" style:family="paragraph" style:parent-style-name="Standard" style:list-style-name="L1">
      <style:text-properties officeooo:rsid="002610cc" officeooo:paragraph-rsid="002610cc"/>
    </style:style>
    <style:style style:name="P13" style:family="paragraph" style:parent-style-name="Standard" style:list-style-name="L1">
      <style:text-properties officeooo:rsid="00261a80" officeooo:paragraph-rsid="00261a80"/>
    </style:style>
    <style:style style:name="P14" style:family="paragraph" style:parent-style-name="Standard" style:list-style-name="L1">
      <style:text-properties officeooo:rsid="0027241e" officeooo:paragraph-rsid="0027241e"/>
    </style:style>
    <style:style style:name="P15" style:family="paragraph" style:parent-style-name="Standard" style:list-style-name="L1">
      <style:text-properties officeooo:rsid="00298c5a" officeooo:paragraph-rsid="00298c5a"/>
    </style:style>
    <style:style style:name="P16" style:family="paragraph" style:parent-style-name="Standard" style:list-style-name="L1">
      <style:text-properties officeooo:rsid="002a7d99" officeooo:paragraph-rsid="002a7d99"/>
    </style:style>
    <style:style style:name="P17" style:family="paragraph" style:parent-style-name="Standard" style:list-style-name="L1">
      <style:text-properties officeooo:rsid="002a886f" officeooo:paragraph-rsid="002a886f"/>
    </style:style>
    <style:style style:name="P18" style:family="paragraph" style:parent-style-name="Standard" style:list-style-name="L1">
      <style:text-properties officeooo:rsid="002a950f" officeooo:paragraph-rsid="002a950f"/>
    </style:style>
    <style:style style:name="P19" style:family="paragraph" style:parent-style-name="Standard" style:list-style-name="L1">
      <style:text-properties officeooo:rsid="002bc48a" officeooo:paragraph-rsid="002bc48a"/>
    </style:style>
    <style:style style:name="P20" style:family="paragraph" style:parent-style-name="Standard" style:list-style-name="L1">
      <style:text-properties officeooo:rsid="002d7395" officeooo:paragraph-rsid="002e6cbc"/>
    </style:style>
    <style:style style:name="P21" style:family="paragraph" style:parent-style-name="Standard" style:list-style-name="L1">
      <style:text-properties officeooo:rsid="00318068" officeooo:paragraph-rsid="00318068"/>
    </style:style>
    <style:style style:name="P22" style:family="paragraph" style:parent-style-name="Standard" style:list-style-name="L1">
      <style:text-properties officeooo:rsid="0032494a" officeooo:paragraph-rsid="0032494a"/>
    </style:style>
    <style:style style:name="P23" style:family="paragraph" style:parent-style-name="Standard" style:list-style-name="L1">
      <style:text-properties officeooo:rsid="00342403" officeooo:paragraph-rsid="00342403"/>
    </style:style>
    <style:style style:name="P24" style:family="paragraph" style:parent-style-name="Standard" style:list-style-name="L1">
      <style:text-properties officeooo:rsid="0035c138" officeooo:paragraph-rsid="0035c138"/>
    </style:style>
    <style:style style:name="P25" style:family="paragraph" style:parent-style-name="Standard" style:list-style-name="L1">
      <style:text-properties officeooo:rsid="0035cd47" officeooo:paragraph-rsid="0035cd47"/>
    </style:style>
    <style:style style:name="P26" style:family="paragraph" style:parent-style-name="Standard">
      <style:text-properties officeooo:rsid="0035cd47" officeooo:paragraph-rsid="0035cd47"/>
    </style:style>
    <style:style style:name="P27" style:family="paragraph" style:parent-style-name="Standard">
      <style:text-properties officeooo:rsid="00380773" officeooo:paragraph-rsid="00380773"/>
    </style:style>
    <style:style style:name="P28" style:family="paragraph" style:parent-style-name="Standard" style:list-style-name="L2">
      <style:text-properties officeooo:rsid="0038cf27" officeooo:paragraph-rsid="0038cf27"/>
    </style:style>
    <style:style style:name="P29" style:family="paragraph" style:parent-style-name="Standard" style:list-style-name="L2">
      <style:text-properties officeooo:rsid="003a7ccf" officeooo:paragraph-rsid="003a7ccf"/>
    </style:style>
    <style:style style:name="P30" style:family="paragraph" style:parent-style-name="Standard" style:list-style-name="L2">
      <style:text-properties officeooo:rsid="003dce58" officeooo:paragraph-rsid="003dce58"/>
    </style:style>
    <style:style style:name="P31" style:family="paragraph" style:parent-style-name="Standard" style:list-style-name="L2">
      <style:text-properties officeooo:rsid="003f9146" officeooo:paragraph-rsid="003f9146"/>
    </style:style>
    <style:style style:name="P32" style:family="paragraph" style:parent-style-name="Standard" style:list-style-name="L2">
      <style:text-properties officeooo:rsid="003f965d" officeooo:paragraph-rsid="003f965d"/>
    </style:style>
    <style:style style:name="P33" style:family="paragraph" style:parent-style-name="Standard" style:list-style-name="L2">
      <style:text-properties officeooo:rsid="00407049" officeooo:paragraph-rsid="00407049"/>
    </style:style>
    <style:style style:name="P34" style:family="paragraph" style:parent-style-name="Standard" style:list-style-name="L2">
      <style:text-properties officeooo:rsid="0041983b" officeooo:paragraph-rsid="0041983b"/>
    </style:style>
    <style:style style:name="P35" style:family="paragraph" style:parent-style-name="Standard" style:list-style-name="L2">
      <style:text-properties officeooo:rsid="0042dbca" officeooo:paragraph-rsid="0042dbca"/>
    </style:style>
    <style:style style:name="P36" style:family="paragraph" style:parent-style-name="Standard" style:list-style-name="L2">
      <style:text-properties officeooo:rsid="0043fc99" officeooo:paragraph-rsid="0043fc99"/>
    </style:style>
    <style:style style:name="P37" style:family="paragraph" style:parent-style-name="Standard" style:list-style-name="L2">
      <style:text-properties officeooo:rsid="004410b7" officeooo:paragraph-rsid="004410b7"/>
    </style:style>
    <style:style style:name="P38" style:family="paragraph" style:parent-style-name="Standard" style:list-style-name="L2">
      <style:text-properties officeooo:rsid="00442d69" officeooo:paragraph-rsid="00442d69"/>
    </style:style>
    <style:style style:name="P39" style:family="paragraph" style:parent-style-name="Standard" style:list-style-name="L2">
      <style:text-properties officeooo:rsid="0045d304" officeooo:paragraph-rsid="0045d304"/>
    </style:style>
    <style:style style:name="P40" style:family="paragraph" style:parent-style-name="Standard" style:list-style-name="L2">
      <style:text-properties officeooo:rsid="00472b99" officeooo:paragraph-rsid="00472b99"/>
    </style:style>
    <style:style style:name="P41" style:family="paragraph" style:parent-style-name="Standard" style:list-style-name="L2">
      <style:text-properties officeooo:rsid="0048e805" officeooo:paragraph-rsid="0048e805"/>
    </style:style>
    <style:style style:name="P42" style:family="paragraph" style:parent-style-name="Standard" style:list-style-name="L2">
      <style:text-properties officeooo:rsid="004a07ca" officeooo:paragraph-rsid="004a07ca"/>
    </style:style>
    <style:style style:name="P43" style:family="paragraph" style:parent-style-name="Standard" style:list-style-name="L2">
      <style:text-properties officeooo:rsid="004adc6a" officeooo:paragraph-rsid="004adc6a"/>
    </style:style>
    <style:style style:name="P44" style:family="paragraph" style:parent-style-name="Standard" style:list-style-name="L2">
      <style:text-properties officeooo:rsid="004bc1f3" officeooo:paragraph-rsid="004bc1f3"/>
    </style:style>
    <style:style style:name="P45" style:family="paragraph" style:parent-style-name="Standard" style:list-style-name="L2">
      <style:text-properties officeooo:rsid="004c1e6d" officeooo:paragraph-rsid="004c1e6d"/>
    </style:style>
    <style:style style:name="P46" style:family="paragraph" style:parent-style-name="Standard" style:list-style-name="L3">
      <style:text-properties officeooo:rsid="004c1e6d" officeooo:paragraph-rsid="004c1e6d"/>
    </style:style>
    <style:style style:name="P47" style:family="paragraph" style:parent-style-name="Standard" style:list-style-name="L3">
      <style:text-properties officeooo:rsid="004c1e6d" officeooo:paragraph-rsid="004c3456"/>
    </style:style>
    <style:style style:name="P48" style:family="paragraph" style:parent-style-name="Standard" style:list-style-name="L3">
      <style:text-properties officeooo:rsid="004c60d1" officeooo:paragraph-rsid="004c60d1"/>
    </style:style>
    <style:style style:name="P49" style:family="paragraph" style:parent-style-name="Standard" style:list-style-name="L2">
      <style:text-properties officeooo:rsid="004e0bc7" officeooo:paragraph-rsid="004e0bc7"/>
    </style:style>
    <style:style style:name="P50" style:family="paragraph" style:parent-style-name="Standard" style:list-style-name="L4">
      <style:text-properties officeooo:rsid="004e0bc7" officeooo:paragraph-rsid="004e0bc7"/>
    </style:style>
    <style:style style:name="P51" style:family="paragraph" style:parent-style-name="Standard" style:list-style-name="L4">
      <style:text-properties officeooo:paragraph-rsid="004e0bc7"/>
    </style:style>
    <style:style style:name="P52" style:family="paragraph" style:parent-style-name="Standard" style:list-style-name="L4">
      <style:text-properties officeooo:rsid="004f3e3e" officeooo:paragraph-rsid="004f3e3e"/>
    </style:style>
    <style:style style:name="P53" style:family="paragraph" style:parent-style-name="Standard" style:list-style-name="L4">
      <style:text-properties officeooo:rsid="005315da" officeooo:paragraph-rsid="005315da"/>
    </style:style>
    <style:style style:name="P54" style:family="paragraph" style:parent-style-name="Standard" style:list-style-name="L4">
      <style:text-properties officeooo:rsid="00534995" officeooo:paragraph-rsid="00534995"/>
    </style:style>
    <style:style style:name="P55" style:family="paragraph" style:parent-style-name="Standard" style:list-style-name="L4">
      <style:text-properties officeooo:rsid="005450de" officeooo:paragraph-rsid="005450de"/>
    </style:style>
    <style:style style:name="P56" style:family="paragraph" style:parent-style-name="Standard" style:list-style-name="L4">
      <style:text-properties officeooo:rsid="00563a6c" officeooo:paragraph-rsid="00563a6c"/>
    </style:style>
    <style:style style:name="P57" style:family="paragraph" style:parent-style-name="Standard" style:list-style-name="L4">
      <style:text-properties officeooo:rsid="005788de" officeooo:paragraph-rsid="005788de"/>
    </style:style>
    <style:style style:name="P58" style:family="paragraph" style:parent-style-name="Standard" style:list-style-name="L4">
      <style:text-properties officeooo:rsid="005b4892" officeooo:paragraph-rsid="005b4892"/>
    </style:style>
    <style:style style:name="P59" style:family="paragraph" style:parent-style-name="Standard" style:list-style-name="L4">
      <style:text-properties officeooo:rsid="005b5b28" officeooo:paragraph-rsid="005b5b28"/>
    </style:style>
    <style:style style:name="P60" style:family="paragraph" style:parent-style-name="Standard" style:list-style-name="L4">
      <style:text-properties officeooo:rsid="005b7798" officeooo:paragraph-rsid="005b7798"/>
    </style:style>
    <style:style style:name="P61" style:family="paragraph" style:parent-style-name="Standard" style:list-style-name="L4">
      <style:text-properties officeooo:rsid="005d345d" officeooo:paragraph-rsid="005d345d"/>
    </style:style>
    <style:style style:name="P62" style:family="paragraph" style:parent-style-name="Standard" style:list-style-name="L4">
      <style:text-properties officeooo:rsid="005df4b3" officeooo:paragraph-rsid="005df4b3"/>
    </style:style>
    <style:style style:name="P63" style:family="paragraph" style:parent-style-name="Standard" style:list-style-name="L4">
      <style:text-properties officeooo:rsid="005fae04" officeooo:paragraph-rsid="005fae04"/>
    </style:style>
    <style:style style:name="P64" style:family="paragraph" style:parent-style-name="Standard" style:list-style-name="L4">
      <style:text-properties officeooo:rsid="00615154" officeooo:paragraph-rsid="00615154"/>
    </style:style>
    <style:style style:name="P65" style:family="paragraph" style:parent-style-name="Standard" style:list-style-name="L4">
      <style:text-properties officeooo:rsid="0062099f" officeooo:paragraph-rsid="0062099f"/>
    </style:style>
    <style:style style:name="P66" style:family="paragraph" style:parent-style-name="Standard" style:list-style-name="L4">
      <style:text-properties officeooo:rsid="00626303" officeooo:paragraph-rsid="00626303"/>
    </style:style>
    <style:style style:name="P67" style:family="paragraph" style:parent-style-name="Standard" style:list-style-name="L4">
      <style:text-properties officeooo:rsid="00634f4a" officeooo:paragraph-rsid="00634f4a"/>
    </style:style>
    <style:style style:name="T1" style:family="text">
      <style:text-properties officeooo:rsid="00298c5a"/>
    </style:style>
    <style:style style:name="T2" style:family="text">
      <style:text-properties officeooo:rsid="002e6cbc"/>
    </style:style>
    <style:style style:name="T3" style:family="text">
      <style:text-properties officeooo:rsid="004c3456"/>
    </style:style>
    <style:style style:name="T4" style:family="text">
      <style:text-properties officeooo:rsid="004e0bc7"/>
    </style:style>
    <style:style style:name="T5" style:family="text">
      <style:text-properties officeooo:rsid="0059777a"/>
    </style:style>
    <style:style style:name="T6" style:family="text">
      <style:text-properties officeooo:rsid="005d34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hernet </text:p>
      <text:p text:style-name="P1"/>
      <text:list xml:id="list6300968807029765478" text:style-name="L1">
        <text:list-item>
          <text:p text:style-name="P2">Er en del as IEEE 802 familien ( sammen med bl.a wi-fi)</text:p>
        </text:list-item>
        <text:list-item>
          <text:p text:style-name="P3">Man hører etter om noen sender</text:p>
        </text:list-item>
        <text:list-item>
          <text:p text:style-name="P3">Og man hører mens man sender. </text:p>
          <text:list>
            <text:list-item>
              <text:p text:style-name="P3">Om man oppdager at noen andre snakket samtidig som man sender, så sender man et jamming-signal </text:p>
            </text:list-item>
          </text:list>
        </text:list-item>
        <text:list-item>
          <text:p text:style-name="P4">For å motvirke kollisjonene </text:p>
          <text:list>
            <text:list-item>
              <text:p text:style-name="P4">Retry in case of collision </text:p>
            </text:list-item>
            <text:list-item>
              <text:p text:style-name="P4">Man har et backoff inteval </text:p>
            </text:list-item>
            <text:list-item>
              <text:p text:style-name="P4">Hver gang det er en påfølgende kollisjon dobles det, helt til man når 1023</text:p>
            </text:list-item>
            <text:list-item>
              <text:p text:style-name="P4">Etter 16 forsøk blir overføringen kanselert. </text:p>
            </text:list-item>
          </text:list>
        </text:list-item>
        <text:list-item>
          <text:p text:style-name="P5">CSMA/CD for eternet</text:p>
          <text:list>
            <text:list-item>
              <text:p text:style-name="P6">Det er ingen inisiell venting. </text:p>
            </text:list-item>
          </text:list>
        </text:list-item>
        <text:list-item>
          <text:p text:style-name="P7">For å være sikker på at både A og B er klare over at det har vært en kollisjon er at man sørger for at lengden av en pakke er større enn 2* propagation time. </text:p>
          <text:list>
            <text:list-item>
              <text:p text:style-name="P8">=&gt; Minimum frame size = 512</text:p>
            </text:list-item>
            <text:list-item>
              <text:p text:style-name="P8">Maximum er 1518</text:p>
            </text:list-item>
            <text:list-item>
              <text:p text:style-name="P9">Jamming sequence size = 32 til 48 bits </text:p>
            </text:list-item>
          </text:list>
        </text:list-item>
        <text:list-item>
          <text:p text:style-name="P10">Det er ikke deterministisk løsning av kollisjoner</text:p>
          <text:list>
            <text:list-item>
              <text:p text:style-name="P11">Mer generelt, og kan fungere på flere situasjoner</text:p>
            </text:list-item>
          </text:list>
        </text:list-item>
        <text:list-item>
          <text:p text:style-name="P12">Det er ingen god matematsik modell av eternet </text:p>
          <text:list>
            <text:list-item>
              <text:p text:style-name="P13">Folk gjør forenklinger for å kunne regne ut noe på nettet </text:p>
            </text:list-item>
          </text:list>
        </text:list-item>
        <text:list-item>
          <text:p text:style-name="P13">I praksis </text:p>
          <text:list>
            <text:list-item>
              <text:p text:style-name="P13">Access delat er minimal når det er lite trafikk </text:p>
            </text:list-item>
            <text:list-item>
              <text:p text:style-name="P14">Standardavviket til aksesstiden øker med trafikk</text:p>
            </text:list-item>
            <text:list-item>
              <text:p text:style-name="P14">Det samme gjelder forventningsverdien <text:span text:style-name="T1">(Omtrent lineært)</text:span>. </text:p>
            </text:list-item>
            <text:list-item>
              <text:p text:style-name="P15">Det er noen få pakker som opplever en veldig stor forsinkelse </text:p>
            </text:list-item>
          </text:list>
        </text:list-item>
        <text:list-item>
          <text:p text:style-name="P16">Hovedproblemet er ikke at båndbredden ikke kan brukes. Det er at noen pakker kan ha veldig lang ventetid. ( Vi har veldig lyst til å bounde max transmission time) </text:p>
        </text:list-item>
        <text:list-item>
          <text:p text:style-name="P17">Forenklede modeller</text:p>
          <text:list>
            <text:list-item>
              <text:p text:style-name="P17">Poisson arrival law</text:p>
              <text:list>
                <text:list-item>
                  <text:p text:style-name="P17">I praksis er det mindre glatt</text:p>
                </text:list-item>
              </text:list>
            </text:list-item>
            <text:list-item>
              <text:p text:style-name="P17">Uendelig populasjon og alltid ventende paller</text:p>
            </text:list-item>
            <text:list-item>
              <text:p text:style-name="P17">Pakker droppes på grunn av buffer overflow</text:p>
            </text:list-item>
          </text:list>
        </text:list-item>
        <text:list-item>
          <text:p text:style-name="P18">Problemer </text:p>
        </text:list-item>
        <text:list-item>
          <text:p text:style-name="P19">Forbedringer </text:p>
          <text:list>
            <text:list-item>
              <text:p text:style-name="P20"><text:span text:style-name="T2">1987: </text:span>Twisted pair med hub<text:span text:style-name="T2"> (1Mbps) </text:span></text:p>
              <text:list>
                <text:list-item>
                  <text:p text:style-name="P21">Reamplify av signaler</text:p>
                </text:list-item>
              </text:list>
            </text:list-item>
            <text:list-item>
              <text:p text:style-name="P22">1997: 1Gbps</text:p>
            </text:list-item>
            <text:list-item>
              <text:p text:style-name="P22">Fiber =&gt; 10Gbps</text:p>
            </text:list-item>
            <text:list-item>
              <text:p text:style-name="P22">1997: Full duplex. Hub byttes ut med en switch</text:p>
            </text:list-item>
          </text:list>
        </text:list-item>
        <text:list-item>
          <text:p text:style-name="P23">Parametre </text:p>
          <text:list>
            <text:list-item>
              <text:p text:style-name="P23">Distanse på twisted pair &lt;100m </text:p>
            </text:list-item>
            <text:list-item>
              <text:p text:style-name="P23">Fiber &lt;40km (10G) </text:p>
            </text:list-item>
            <text:list-item>
              <text:p text:style-name="P23">Interframe space</text:p>
              <text:list>
                <text:list-item>
                  <text:p text:style-name="P23">96 bits for alle hastigheter </text:p>
                </text:list-item>
              </text:list>
            </text:list-item>
            <text:list-item>
              <text:p text:style-name="P24">Slot time </text:p>
              <text:list>
                <text:list-item>
                  <text:p text:style-name="P25">512, 512, 4096 bits for (10,100,1000)</text:p>
                </text:list-item>
              </text:list>
            </text:list-item>
          </text:list>
        </text:list-item>
      </text:list>
      <text:p text:style-name="P26"><text:soft-page-break/></text:p>
      <text:p text:style-name="P26"/>
      <text:p text:style-name="P26"/>
      <text:p text:style-name="P27">Del 2 </text:p>
      <text:p text:style-name="P27"/>
      <text:list xml:id="list4485221948345633523" text:style-name="L2">
        <text:list-item>
          <text:p text:style-name="P28">Om man bruker twisted pair er rekevidden mye mer begrenset enn med coax-kabler. </text:p>
        </text:list-item>
        <text:list-item>
          <text:p text:style-name="P29">Switching eternet</text:p>
          <text:list>
            <text:list-item>
              <text:p text:style-name="P29">Ingen kollisjoner er mulige med en switch om vi antar at det bare er to noder som er koblet til en kabel. </text:p>
            </text:list-item>
          </text:list>
        </text:list-item>
        <text:list-item>
          <text:p text:style-name="P30">Switch buffere kan overflowe</text:p>
          <text:list>
            <text:list-item>
              <text:p text:style-name="P31">Alle pakker som går gjennom går gjennom tidsnok </text:p>
            </text:list-item>
            <text:list-item>
              <text:p text:style-name="P32">Men noen av pakkene forsvinner bere (Bufferen blir full)</text:p>
              <text:list>
                <text:list-item>
                  <text:p text:style-name="P32">Uforutsigbar =&gt; Ikke gra for oss </text:p>
                </text:list-item>
                <text:list-item>
                  <text:p text:style-name="P33">Moderne switcher man kan kjøpe i dag kan lære hvor MAC-addressene kan bedinne seg </text:p>
                </text:list-item>
              </text:list>
            </text:list-item>
          </text:list>
        </text:list-item>
        <text:list-item>
          <text:p text:style-name="P34">Flere stier mellom flere noder (Switcher)</text:p>
          <text:list>
            <text:list-item>
              <text:p text:style-name="P34">Spanning tree protokolen sørger for at man ikke </text:p>
            </text:list-item>
          </text:list>
        </text:list-item>
        <text:list-item>
          <text:p text:style-name="P35">Multilayer switches </text:p>
          <text:list>
            <text:list-item>
              <text:p text:style-name="P35">Inkluderer en routing modul og en switching modul </text:p>
            </text:list-item>
          </text:list>
        </text:list-item>
        <text:list-item>
          <text:p text:style-name="P36">Mellom sendingene sneder de ikke pakker, men små «bursts» som de bruker til å forhandle om hva de sender/mottar</text:p>
        </text:list-item>
        <text:list-item>
          <text:p text:style-name="P37">Vi ønsker å lage VLAN (Virituelle LAN) før å separere de forskjellige typene trafikk </text:p>
          <text:list>
            <text:list-item>
              <text:p text:style-name="P38">Wn måte å issolere trafikk mellom noder </text:p>
            </text:list-item>
            <text:list-item>
              <text:p text:style-name="P38">Legge til en LAN identifier og et prioritets-felt (3 bits)</text:p>
            </text:list-item>
          </text:list>
        </text:list-item>
        <text:list-item>
          <text:p text:style-name="P39">Quality of Service management </text:p>
          <text:list>
            <text:list-item>
              <text:p text:style-name="P40">8 trafikk-prioriteter </text:p>
              <text:list>
                <text:list-item>
                  <text:p text:style-name="P40">De fleste switchene implementerer vare «best effort», «real-time» og «Management» på hver prosess </text:p>
                </text:list-item>
                <text:list-item>
                  <text:p text:style-name="P41">Pakker som kommer på en ingress prot settes in i køen som svarer til prioriteten på egress proten (FIFO med ordered prioritets-nicå)</text:p>
                </text:list-item>
                <text:list-item>
                  <text:p text:style-name="P42">Alt håndteres på lag 2 </text:p>
                  <text:list>
                    <text:list-item>
                      <text:p text:style-name="P43">=&gt; Dette må ikke forveksles med QoS på nettverkslage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witcher er en god ting, men de løser ikke alle problemer. </text:p>
        </text:list-item>
        <text:list-item>
          <text:p text:style-name="P45">Hvordan forbedre QoS på Eternett</text:p>
          <text:list>
            <text:list-item>
              <text:p text:style-name="P49">Aksess-tid </text:p>
            </text:list-item>
          </text:list>
        </text:list-item>
      </text:list>
      <text:list xml:id="list8936063474064815002" text:style-name="L3">
        <text:list-item>
          <text:list>
            <text:list-item>
              <text:list>
                <text:list-item>
                  <text:p text:style-name="P46">Ikke bruk eternett</text:p>
                </text:list-item>
                <text:list-item>
                  <text:p text:style-name="P46">Legg til regler </text:p>
                  <text:list>
                    <text:list-item>
                      <text:p text:style-name="P46">Ren TDMA, Master/slave, token, reservatio, etc</text:p>
                    </text:list-item>
                  </text:list>
                </text:list-item>
                <text:list-item>
                  <text:p text:style-name="P46">Tilpasse trafikken </text:p>
                  <text:list>
                    <text:list-item>
                      <text:p text:style-name="P47"><text:span text:style-name="T3">(Bruke eternett som det er, men vi gjør heller et triks på trafikken)</text:span></text:p>
                    </text:list-item>
                  </text:list>
                </text:list-item>
                <text:list-item>
                  <text:p text:style-name="P48">Ta ibruk switches </text:p>
                </text:list-item>
              </text:list>
            </text:list-item>
          </text:list>
        </text:list-item>
      </text:list>
      <text:list xml:id="list7033316763206050589" text:style-name="L4">
        <text:list-item>
          <text:p text:style-name="P51"/>
          <text:list>
            <text:list-item>
              <text:p text:style-name="P51"><text:span text:style-name="T4">Synkronisering, dating, consistency</text:span></text:p>
              <text:list>
                <text:list-item>
                  <text:p text:style-name="P50">Clock synkroniserings-algoritmer </text:p>
                </text:list-item>
                <text:list-item>
                  <text:p text:style-name="P52">Forskjellen på | T_real – T_expected | = Jitter</text:p>
                </text:list-item>
                <text:list-item>
                  <text:p text:style-name="P53">Mange vil ha lav jitter, fordi de bruker sendingen av pakkene for å synkronisere pakker </text:p>
                </text:list-item>
                <text:list-item>
                  <text:p text:style-name="P54">Man tenger en clock synchronization algorithm </text:p>
                </text:list-item>
              </text:list>
            </text:list-item>
          </text:list>
        </text:list-item>
        <text:list-item>
          <text:p text:style-name="P55">Legge til en ekstra MAC-addressene<text:tab/></text:p>
          <text:list>
            <text:list-item>
              <text:p text:style-name="P56">Det er dumt, siden man får et ekstremt lite effektivt nett </text:p>
              <text:list>
                <text:list-item>
                  <text:p text:style-name="P57"><text:soft-page-break/>Ren TDMA @ 1Gbit/s =&gt; 4% <text:span text:style-name="T5">utilization</text:span></text:p>
                </text:list-item>
              </text:list>
            </text:list-item>
          </text:list>
        </text:list-item>
        <text:list-item>
          <text:p text:style-name="P58">Trafic Adaption </text:p>
        </text:list-item>
        <text:list-item>
          <text:p text:style-name="P58">Clock synchronization </text:p>
          <text:list>
            <text:list-item>
              <text:p text:style-name="P59">Nøyaktigheten &lt;Gamma&gt; til synkoonisering avhenger av usikkerheten epsilon til transmisjons-forsinkelsen </text:p>
            </text:list-item>
          </text:list>
        </text:list-item>
        <text:list-item>
          <text:p text:style-name="P60">Nåværende RT Ethernet kontrollere</text:p>
          <text:list>
            <text:list-item>
              <text:p text:style-name="P60">Non standard hardware</text:p>
            </text:list-item>
            <text:list-item>
              <text:p text:style-name="P60">Standard hardware, men ikke kompatibel med vanlige 802.3 noder </text:p>
            </text:list-item>
            <text:list-item>
              <text:p text:style-name="P60">Standard hardware, og <text:s text:c="11"/>kompatibel med vanlige 802.3 noder </text:p>
            </text:list-item>
          </text:list>
        </text:list-item>
        <text:list-item>
          <text:p text:style-name="P60">EtherCa<text:span text:style-name="T6">t</text:span></text:p>
          <text:list>
            <text:list-item>
              <text:p text:style-name="P61">Prinsipper</text:p>
              <text:list>
                <text:list-item>
                  <text:p text:style-name="P61">Master sender en ethernet frame </text:p>
                  <text:list>
                    <text:list-item>
                      <text:p text:style-name="P62">Som inneholder en eller flere EtherCat datagram </text:p>
                      <text:list>
                        <text:list-item>
                          <text:p text:style-name="P63">Inneholder data four outputen of har plassi til input-dataen </text:p>
                        </text:list-item>
                        <text:list-item>
                          <text:p text:style-name="P64">Noder leser og oppdaerer deler av framen «On the fly»</text:p>
                        </text:list-item>
                      </text:list>
                    </text:list-item>
                    <text:list-item>
                      <text:p text:style-name="P65">Man bruker et shift-register </text:p>
                      <text:list>
                        <text:list-item>
                          <text:p text:style-name="P65">Sette er ikke så mye et nett, som flere noder som til sammen lager en linje </text:p>
                          <text:list>
                            <text:list-item>
                              <text:p text:style-name="P66">Hver node kegger tiil det de trenger å legge til ved pakken også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CRC-en er en lineær opperasjon, så man kan regne ut denen «On the fly» også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03:17.675871241</meta:creation-date>
    <meta:generator>LibreOffice/5.1.6.2$Linux_X86_64 LibreOffice_project/10m0$Build-2</meta:generator>
    <dc:date>2019-03-25T11:59:23.742271433</dc:date>
    <meta:editing-duration>PT1H45M19S</meta:editing-duration>
    <meta:editing-cycles>78</meta:editing-cycles>
    <meta:document-statistic meta:table-count="0" meta:image-count="0" meta:object-count="0" meta:page-count="3" meta:paragraph-count="103" meta:word-count="838" meta:character-count="4581" meta:non-whitespace-character-count="3873"/>
  </office:meta>
</office:document-meta>
</file>